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HTML Tags and Attributes:</text:span></text:p>
      <text:list text:style-name="L4">
        <text:list-item>
          <text:p text:style-name="P8"><text:span text:style-name="Source_20_Text">&lt;!DOCTYPE html&gt;</text:span>: Indicates that the document is an HTML5 document.</text:p>
        </text:list-item>
        <text:list-item>
          <text:p text:style-name="P8"><text:span text:style-name="Source_20_Text">&lt;html&gt;</text:span>: The root element that wraps the entire HTML document.</text:p>
          <text:list>
            <text:list-item>
              <text:p text:style-name="P8"><text:span text:style-name="Source_20_Text">lang</text:span>: Specifies the language of the document.</text:p>
            </text:list-item>
          </text:list>
        </text:list-item>
        <text:list-item>
          <text:p text:style-name="P8"><text:span text:style-name="Source_20_Text">&lt;head&gt;</text:span>: Contains meta-information about the document, not displayed to users.</text:p>
          <text:list>
            <text:list-item>
              <text:p text:style-name="P8"><text:span text:style-name="Source_20_Text">&lt;meta&gt;</text:span>: Sets various document metadata.</text:p>
              <text:list>
                <text:list-item>
                  <text:p text:style-name="P8"><text:span text:style-name="Source_20_Text">charset</text:span>: Specifies the character encoding.</text:p>
                </text:list-item>
                <text:list-item>
                  <text:p text:style-name="P8"><text:span text:style-name="Source_20_Text">name="viewport"</text:span>: Defines the viewport properties for responsive design.</text:p>
                </text:list-item>
                <text:list-item>
                  <text:p text:style-name="P8"><text:span text:style-name="Source_20_Text">name="description"</text:span>: Provides a brief description of the page for search engines.</text:p>
                </text:list-item>
                <text:list-item>
                  <text:p text:style-name="P8"><text:span text:style-name="Source_20_Text">name="keywords"</text:span>: Specifies keywords relevant to the page's content.</text:p>
                </text:list-item>
                <text:list-item>
                  <text:p text:style-name="P8"><text:span text:style-name="Source_20_Text">name="author"</text:span>: Specifies the author of the page.</text:p>
                </text:list-item>
              </text:list>
            </text:list-item>
            <text:list-item>
              <text:p text:style-name="P8"><text:span text:style-name="Source_20_Text">&lt;title&gt;</text:span>: Sets the title displayed in the browser's title bar.</text:p>
            </text:list-item>
          </text:list>
        </text:list-item>
        <text:list-item>
          <text:p text:style-name="P8"><text:span text:style-name="Source_20_Text">&lt;body&gt;</text:span>: Contains the visible content of the HTML document.</text:p>
        </text:list-item>
        <text:list-item>
          <text:p text:style-name="P8"><text:span text:style-name="Source_20_Text">&lt;h1&gt;</text:span>, <text:span text:style-name="Source_20_Text">&lt;h2&gt;</text:span>, <text:span text:style-name="Source_20_Text">&lt;h3&gt;</text:span>, <text:span text:style-name="Source_20_Text">&lt;h4&gt;</text:span>, <text:span text:style-name="Source_20_Text">&lt;h5&gt;</text:span>, <text:span text:style-name="Source_20_Text">&lt;h6&gt;</text:span>: Heading elements with varying sizes.</text:p>
        </text:list-item>
        <text:list-item>
          <text:p text:style-name="P8"><text:span text:style-name="Source_20_Text">&lt;p&gt;</text:span>: Represents a paragraph of text.</text:p>
        </text:list-item>
        <text:list-item>
          <text:p text:style-name="P8"><text:span text:style-name="Source_20_Text">&lt;main&gt;</text:span>: Marks the main content of the webpage, beneficial for SEO.</text:p>
        </text:list-item>
        <text:list-item>
          <text:p text:style-name="P8"><text:span text:style-name="Source_20_Text">&lt;section&gt;</text:span>: Defines a section of content within a webpage.</text:p>
        </text:list-item>
        <text:list-item>
          <text:p text:style-name="P8"><text:span text:style-name="Source_20_Text">&lt;!-- --&gt;</text:span>: Used for comments.</text:p>
        </text:list-item>
        <text:list-item>
          <text:p text:style-name="P8"><text:span text:style-name="Source_20_Text">&lt;a&gt;</text:span>: Creates hyperlinks.</text:p>
          <text:list>
            <text:list-item>
              <text:p text:style-name="P8"><text:span text:style-name="Source_20_Text">href</text:span>: Specifies the link's URL.</text:p>
            </text:list-item>
            <text:list-item>
              <text:p text:style-name="P8"><text:span text:style-name="Source_20_Text">target="_blank"</text:span>: Opens the link in a new tab or window.</text:p>
            </text:list-item>
          </text:list>
        </text:list-item>
        <text:list-item>
          <text:p text:style-name="P8"><text:span text:style-name="Source_20_Text">&lt;ul&gt;</text:span>: Defines an unordered (bulleted) list.</text:p>
        </text:list-item>
        <text:list-item>
          <text:p text:style-name="P8"><text:span text:style-name="Source_20_Text">&lt;ol&gt;</text:span>: Defines an ordered (numbered) list.</text:p>
        </text:list-item>
        <text:list-item>
          <text:p text:style-name="P8"><text:span text:style-name="Source_20_Text">&lt;li&gt;</text:span>: Represents a list item within <text:span text:style-name="Source_20_Text">&lt;ul&gt;</text:span> or <text:span text:style-name="Source_20_Text">&lt;ol&gt;</text:span>.</text:p>
        </text:list-item>
        <text:list-item>
          <text:p text:style-name="P8"><text:span text:style-name="Source_20_Text">&lt;img&gt;</text:span>: Embeds an image.</text:p>
          <text:list>
            <text:list-item>
              <text:p text:style-name="P8"><text:span text:style-name="Source_20_Text">src</text:span>: Specifies the image source (URL).</text:p>
            </text:list-item>
            <text:list-item>
              <text:p text:style-name="P8"><text:span text:style-name="Source_20_Text">alt</text:span>: Provides alternative text for the image.</text:p>
            </text:list-item>
          </text:list>
        </text:list-item>
        <text:list-item>
          <text:p text:style-name="P8"><text:span text:style-name="Source_20_Text">&lt;figure&gt;</text:span>: Groups an image with a caption.</text:p>
        </text:list-item>
        <text:list-item>
          <text:p text:style-name="P8"><text:span text:style-name="Source_20_Text">&lt;figcaption&gt;</text:span>: Adds a caption to an image inside a <text:span text:style-name="Source_20_Text">&lt;figure&gt;</text:span>.</text:p>
        </text:list-item>
        <text:list-item>
          <text:p text:style-name="P8"><text:span text:style-name="Source_20_Text">&lt;footer&gt;</text:span>: Represents a footer section.</text:p>
        </text:list-item>
        <text:list-item>
          <text:p text:style-name="P8"><text:span text:style-name="Source_20_Text">&lt;div&gt;</text:span>: A generic container for styling purposes.</text:p>
          <text:list>
            <text:list-item>
              <text:p text:style-name="P8"><text:span text:style-name="Source_20_Text">class</text:span>: Specifies a class name for styling (CSS).</text:p>
            </text:list-item>
          </text:list>
        </text:list-item>
        <text:list-item>
          <text:p text:style-name="P8"><text:span text:style-name="Source_20_Text">&lt;article&gt;</text:span>: Specifies self-contained content that can be distributed independently.</text:p>
        </text:list-item>
        <text:list-item>
          <text:p text:style-name="P8"><text:span text:style-name="Source_20_Text">&lt;hr&gt;</text:span>: Creates a horizontal line as a divider.</text:p>
          <text:list>
            <text:list-item>
              <text:p text:style-name="P7"><text:span text:style-name="Source_20_Text">class</text:span>: Used to assign a unique class, often for styling.</text:p>
            </text:list-item>
          </text:list>
        </text:list-item>
      </text:list>
      <text:p text:style-name="Text_20_body"><text:span text:style-name="Strong_20_Emphasis">Additional HTML Tags:</text:span> 21. <text:span text:style-name="Source_20_Text">&lt;form&gt;</text:span>: Defines an HTML form for user input.</text:p>
      <text:list text:style-name="L5">
        <text:list-item>
          <text:p text:style-name="P10"><text:span text:style-name="Source_20_Text">&lt;input&gt;</text:span>: Creates input fields for forms.</text:p>
          <text:list>
            <text:list-item>
              <text:p text:style-name="P10"><text:span text:style-name="Source_20_Text">type</text:span>: Specifies the input type (e.g., text, password, email).</text:p>
            </text:list-item>
          </text:list>
        </text:list-item>
        <text:list-item>
          <text:p text:style-name="P10"><text:span text:style-name="Source_20_Text">&lt;textarea&gt;</text:span>: Defines a multiline text input field.</text:p>
        </text:list-item>
        <text:list-item>
          <text:p text:style-name="P10"><text:span text:style-name="Source_20_Text">&lt;select&gt;</text:span>: Creates a dropdown list.</text:p>
          <text:list>
            <text:list-item>
              <text:p text:style-name="P10"><text:soft-page-break/><text:span text:style-name="Source_20_Text">&lt;option&gt;</text:span>: Defines an option in a dropdown list.</text:p>
            </text:list-item>
          </text:list>
        </text:list-item>
        <text:list-item>
          <text:p text:style-name="P10"><text:span text:style-name="Strong_20_Emphasis">Semantic Elements:</text:span></text:p>
          <text:list>
            <text:list-item>
              <text:p text:style-name="P10"><text:span text:style-name="Source_20_Text">&lt;header&gt;</text:span>: Represents a container for introductory content or a set of navigational links.</text:p>
            </text:list-item>
            <text:list-item>
              <text:p text:style-name="P10"><text:span text:style-name="Source_20_Text">&lt;nav&gt;</text:span>: Defines a section of navigation links.</text:p>
            </text:list-item>
            <text:list-item>
              <text:p text:style-name="P10"><text:span text:style-name="Source_20_Text">&lt;aside&gt;</text:span>: Represents content that is tangentially related to the content around it.</text:p>
            </text:list-item>
            <text:list-item>
              <text:p text:style-name="P10"><text:span text:style-name="Source_20_Text">&lt;time&gt;</text:span>: Represents a specific time or a range of time.</text:p>
            </text:list-item>
          </text:list>
        </text:list-item>
        <text:list-item>
          <text:p text:style-name="P10"><text:span text:style-name="Strong_20_Emphasis">Media Elements:</text:span></text:p>
          <text:list>
            <text:list-item>
              <text:p text:style-name="P10"><text:span text:style-name="Source_20_Text">&lt;audio&gt;</text:span>: Embeds audio content.</text:p>
              <text:list>
                <text:list-item>
                  <text:p text:style-name="P10"><text:span text:style-name="Source_20_Text">controls</text:span>: Adds audio controls (play, pause, volume).</text:p>
                </text:list-item>
              </text:list>
            </text:list-item>
            <text:list-item>
              <text:p text:style-name="P10"><text:span text:style-name="Source_20_Text">&lt;video&gt;</text:span>: Embeds video content.</text:p>
              <text:list>
                <text:list-item>
                  <text:p text:style-name="P10"><text:span text:style-name="Source_20_Text">controls</text:span>: Adds video controls (play, pause, volume).</text:p>
                </text:list-item>
              </text:list>
            </text:list-item>
          </text:list>
        </text:list-item>
        <text:list-item>
          <text:p text:style-name="P10"><text:span text:style-name="Strong_20_Emphasis">Links and URLs:</text:span></text:p>
          <text:list>
            <text:list-item>
              <text:p text:style-name="P10"><text:span text:style-name="Source_20_Text">&lt;base&gt;</text:span>: Specifies a base URL for relative URLs within a document.</text:p>
            </text:list-item>
            <text:list-item>
              <text:p text:style-name="P10"><text:span text:style-name="Source_20_Text">&lt;link rel="icon"&gt;</text:span>: Sets the website's favicon.</text:p>
            </text:list-item>
            <text:list-item>
              <text:p text:style-name="P9"><text:span text:style-name="Source_20_Text">&lt;a href="mailto:email@example.com"&gt;</text:span>: Creates a link to send an email.</text:p>
            </text:list-item>
          </text:list>
        </text:list-item>
      </text:list>
      <text:p text:style-name="Text_20_body"><text:span text:style-name="Strong_20_Emphasis">CSS Notes:</text:span></text:p>
      <text:list text:style-name="L6">
        <text:list-item>
          <text:p text:style-name="P12">CSS code is typically stored in an external .css file linked to HTML using <text:span text:style-name="Source_20_Text">&lt;link&gt;</text:span>.</text:p>
          <text:list>
            <text:list-item>
              <text:p text:style-name="P12"><text:span text:style-name="Source_20_Text">&lt;link rel="stylesheet" href="styles.css"&gt;</text:span> links the CSS file to HTML.</text:p>
            </text:list-item>
          </text:list>
        </text:list-item>
        <text:list-item>
          <text:p text:style-name="P12"><text:span text:style-name="Source_20_Text">&lt;meta name="viewport" content="width=device-width, initial-scale=1.0"&gt;</text:span> ensures consistent styling on mobile and desktop.</text:p>
        </text:list-item>
        <text:list-item>
          <text:p text:style-name="P12">To apply CSS to HTML elements, use selectors like element names, class names (prefixed with a dot, e.g., <text:span text:style-name="Source_20_Text">.classname</text:span>), or IDs (prefixed with a hash, e.g., <text:span text:style-name="Source_20_Text">#idname</text:span>).</text:p>
          <text:list>
            <text:list-item>
              <text:p text:style-name="P12">Multiple classes can be added to an element by separating them with spaces in the class attribute.</text:p>
            </text:list-item>
          </text:list>
        </text:list-item>
        <text:list-item>
          <text:p text:style-name="P12"><text:span text:style-name="Strong_20_Emphasis">CSS Properties:</text:span></text:p>
          <text:list>
            <text:list-item>
              <text:p text:style-name="P12"><text:span text:style-name="Strong_20_Emphasis">Box Model Properties:</text:span></text:p>
              <text:list>
                <text:list-item>
                  <text:p text:style-name="P12"><text:span text:style-name="Source_20_Text">box-sizing</text:span>: Controls how the total width and height of an element is calculated.</text:p>
                </text:list-item>
                <text:list-item>
                  <text:p text:style-name="P12"><text:span text:style-name="Source_20_Text">border-radius</text:span>: Rounds the corners of elements.</text:p>
                </text:list-item>
                <text:list-item>
                  <text:p text:style-name="P12"><text:span text:style-name="Source_20_Text">border-color</text:span>: The color of the border of the element.</text:p>
                </text:list-item>
                <text:list-item>
                  <text:p text:style-name="P12"><text:span text:style-name="Source_20_Text">border-left-width</text:span>: The width of the left border.</text:p>
                </text:list-item>
                <text:list-item>
                  <text:p text:style-name="P12"><text:span text:style-name="Source_20_Text">border-right-width</text:span>: The width of the right border.</text:p>
                </text:list-item>
                <text:list-item>
                  <text:p text:style-name="P12"><text:span text:style-name="Source_20_Text">border-top-width</text:span>: The width of the top border.</text:p>
                </text:list-item>
                <text:list-item>
                  <text:p text:style-name="P12"><text:span text:style-name="Source_20_Text">border-bottom-width</text:span>: The width of the bottom border.</text:p>
                </text:list-item>
                <text:list-item>
                  <text:p text:style-name="P12"><text:span text:style-name="Source_20_Text">box-shadow</text:span>: Adds a shadow to elements.</text:p>
                </text:list-item>
                <text:list-item>
                  <text:p text:style-name="P12"><text:span text:style-name="Source_20_Text">width</text:span>: Sets the width of an element.</text:p>
                </text:list-item>
                <text:list-item>
                  <text:p text:style-name="P12"><text:span text:style-name="Source_20_Text">height</text:span>: Sets the height of an element.</text:p>
                </text:list-item>
                <text:list-item>
                  <text:p text:style-name="P12"><text:span text:style-name="Source_20_Text">margin</text:span>: Sets the margin space around an element.</text:p>
                </text:list-item>
                <text:list-item>
                  <text:p text:style-name="P12"><text:span text:style-name="Source_20_Text">margin-top</text:span>: Sets the top margin of an element.</text:p>
                </text:list-item>
                <text:list-item>
                  <text:p text:style-name="P12"><text:span text:style-name="Source_20_Text">margin-bottom</text:span>: Sets the bottom margin of an element.</text:p>
                </text:list-item>
                <text:list-item>
                  <text:p text:style-name="P12"><text:span text:style-name="Source_20_Text">margin-left</text:span>: Sets the left margin of an element.</text:p>
                </text:list-item>
                <text:list-item>
                  <text:p text:style-name="P12"><text:soft-page-break/><text:span text:style-name="Source_20_Text">margin-right</text:span>: Sets the right margin of an element.</text:p>
                </text:list-item>
                <text:list-item>
                  <text:p text:style-name="P12"><text:span text:style-name="Source_20_Text">padding</text:span>: Sets the padding space within an element.</text:p>
                </text:list-item>
                <text:list-item>
                  <text:p text:style-name="P12"><text:span text:style-name="Source_20_Text">padding-top</text:span>: Sets the top padding of an element.</text:p>
                </text:list-item>
                <text:list-item>
                  <text:p text:style-name="P12"><text:span text:style-name="Source_20_Text">padding-bottom</text:span>: Sets the bottom padding of an element.</text:p>
                </text:list-item>
                <text:list-item>
                  <text:p text:style-name="P12"><text:span text:style-name="Source_20_Text">padding-left</text:span>: Sets the left padding of an element.</text:p>
                </text:list-item>
                <text:list-item>
                  <text:p text:style-name="P12"><text:span text:style-name="Source_20_Text">padding-right</text:span>: Sets the right padding of an element.</text:p>
                </text:list-item>
              </text:list>
            </text:list-item>
            <text:list-item>
              <text:p text:style-name="P12"><text:span text:style-name="Strong_20_Emphasis">Text Properties:</text:span></text:p>
              <text:list>
                <text:list-item>
                  <text:p text:style-name="P12"><text:span text:style-name="Source_20_Text">color</text:span>: Sets the text color.</text:p>
                </text:list-item>
                <text:list-item>
                  <text:p text:style-name="P12"><text:span text:style-name="Source_20_Text">text-align</text:span>: Aligns text (e.g., left, center, right, justify).</text:p>
                </text:list-item>
                <text:list-item>
                  <text:p text:style-name="P12"><text:span text:style-name="Source_20_Text">text-indent</text:span>: Indents the first line of text in a block.</text:p>
                </text:list-item>
                <text:list-item>
                  <text:p text:style-name="P12"><text:span text:style-name="Source_20_Text">letter-spacing</text:span>: Adjusts the space between characters.</text:p>
                </text:list-item>
                <text:list-item>
                  <text:p text:style-name="P12"><text:span text:style-name="Source_20_Text">word-spacing</text:span>: Adjusts the space between words.</text:p>
                </text:list-item>
                <text:list-item>
                  <text:p text:style-name="P12"><text:span text:style-name="Source_20_Text">text-decoration</text:span>: Controls text decoration (e.g., underline, overline).</text:p>
                </text:list-item>
                <text:list-item>
                  <text:p text:style-name="P12"><text:span text:style-name="Source_20_Text">line-height</text:span>: Sets the height of a line of text.</text:p>
                </text:list-item>
                <text:list-item>
                  <text:p text:style-name="P12"><text:span text:style-name="Source_20_Text">text-transform</text:span>: Changes text capitalization (e.g., <text:span text:style-name="Source_20_Text">text-transform: uppercase;</text:span>).</text:p>
                </text:list-item>
                <text:list-item>
                  <text:p text:style-name="P12"><text:span text:style-name="Source_20_Text">opacity</text:span>: Describes how opaque something is.</text:p>
                </text:list-item>
              </text:list>
            </text:list-item>
            <text:list-item>
              <text:p text:style-name="P12"><text:span text:style-name="Strong_20_Emphasis">Display and Positioning:</text:span></text:p>
              <text:list>
                <text:list-item>
                  <text:p text:style-name="P12"><text:span text:style-name="Source_20_Text">display</text:span>: Specifies how an element is displayed (e.g., <text:span text:style-name="Source_20_Text">display: block;</text:span>, <text:span text:style-name="Source_20_Text">display: inline;</text:span>).</text:p>
                </text:list-item>
                <text:list-item>
                  <text:p text:style-name="P12"><text:span text:style-name="Source_20_Text">position</text:span>: Sets the positioning method (e.g., <text:span text:style-name="Source_20_Text">position: relative;</text:span>, <text:span text:style-name="Source_20_Text">position: absolute;</text:span>).</text:p>
                </text:list-item>
                <text:list-item>
                  <text:p text:style-name="P12"><text:span text:style-name="Source_20_Text">float</text:span>: Positions an element to the left or right within its container.</text:p>
                </text:list-item>
              </text:list>
            </text:list-item>
            <text:list-item>
              <text:p text:style-name="P12"><text:span text:style-name="Strong_20_Emphasis">Flexbox and Grid Layout:</text:span></text:p>
              <text:list>
                <text:list-item>
                  <text:p text:style-name="P12">Flexbox: <text:span text:style-name="Source_20_Text">display: flex;</text:span> on the container.</text:p>
                </text:list-item>
                <text:list-item>
                  <text:p text:style-name="P12">Grid: <text:span text:style-name="Source_20_Text">display: grid;</text:span> on the container.</text:p>
                </text:list-item>
              </text:list>
            </text:list-item>
            <text:list-item>
              <text:p text:style-name="P12"><text:span text:style-name="Strong_20_Emphasis">Transitions and Animations:</text:span></text:p>
              <text:list>
                <text:list-item>
                  <text:p text:style-name="P12"><text:span text:style-name="Source_20_Text">transition</text:span>: Adds smooth transitions between CSS property changes.</text:p>
                </text:list-item>
                <text:list-item>
                  <text:p text:style-name="P12"><text:span text:style-name="Source_20_Text">animation</text:span>: Creates animations with keyframes.</text:p>
                </text:list-item>
              </text:list>
            </text:list-item>
            <text:list-item>
              <text:p text:style-name="P12"><text:span text:style-name="Strong_20_Emphasis">CSS Selectors:</text:span></text:p>
              <text:list>
                <text:list-item>
                  <text:p text:style-name="P12">Attribute selectors (e.g., <text:span text:style-name="Source_20_Text">[attribute="value"]</text:span>) for selecting elements with specific attributes.</text:p>
                </text:list-item>
                <text:list-item>
                  <text:p text:style-name="P12"><text:span text:style-name="Source_20_Text">:nth-child(n)</text:span>: Selects elements based on their position in a parent element.</text:p>
                </text:list-item>
              </text:list>
            </text:list-item>
            <text:list-item>
              <text:p text:style-name="P12"><text:span text:style-name="Strong_20_Emphasis">Colors:</text:span></text:p>
              <text:list>
                <text:list-item>
                  <text:p text:style-name="P12"><text:span text:style-name="Source_20_Text">rgba()</text:span>: Sets color and transparency using RGBA values.</text:p>
                </text:list-item>
                <text:list-item>
                  <text:p text:style-name="P12"><text:span text:style-name="Strong_20_Emphasis">Gradient:</text:span></text:p>
                  <text:list>
                    <text:list-item>
                      <text:p text:style-name="P12">Syntax: <text:span text:style-name="Source_20_Text">linear-gradient(gradientdirection, color1, color2, etc)</text:span></text:p>
                    </text:list-item>
                    <text:list-item>
                      <text:p text:style-name="P12">Example: <text:span text:style-name="Source_20_Text">linear-gradient(90deg, green, red)</text:span></text:p>
                    </text:list-item>
                    <text:list-item>
                      <text:p text:style-name="P12">Color-stops allow you to fine-tune where colors are placed along the gradient line.</text:p>
                    </text:list-item>
                    <text:list-item>
                      <text:p text:style-name="P12"><text:soft-page-break/>Syntax: <text:span text:style-name="Source_20_Text">background: linear-gradient(90deg, green 75%, red)</text:span></text:p>
                      <text:list>
                        <text:list-item>
                          <text:p text:style-name="P12">In this example, green will take up 75% of the gradient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Strong_20_Emphasis">Font Properties:</text:span></text:p>
              <text:list>
                <text:list-item>
                  <text:p text:style-name="P12"><text:span text:style-name="Source_20_Text">font-family</text:span>: Specifies the font family for text.</text:p>
                </text:list-item>
                <text:list-item>
                  <text:p text:style-name="P12"><text:span text:style-name="Source_20_Text">font-size</text:span>: Sets the font size.</text:p>
                </text:list-item>
                <text:list-item>
                  <text:p text:style-name="P12"><text:span text:style-name="Source_20_Text">font-weight</text:span>: Defines the font thickness (e.g., bold).</text:p>
                </text:list-item>
                <text:list-item>
                  <text:p text:style-name="P12"><text:span text:style-name="Source_20_Text">font-style</text:span>: Sets the font style (e.g., italic).</text:p>
                </text:list-item>
                <text:list-item>
                  <text:p text:style-name="P12"><text:span text:style-name="Source_20_Text">font-variant</text:span>: Controls font variation (e.g., small-caps).</text:p>
                </text:list-item>
                <text:list-item>
                  <text:p text:style-name="P12"><text:span text:style-name="Source_20_Text">line-height</text:span>: Sets the height of a line of text.</text:p>
                </text:list-item>
              </text:list>
            </text:list-item>
            <text:list-item>
              <text:p text:style-name="P12"><text:span text:style-name="Strong_20_Emphasis">Background Properties:</text:span></text:p>
              <text:list>
                <text:list-item>
                  <text:p text:style-name="P12"><text:span text:style-name="Source_20_Text">background-color</text:span>: Sets the background color of an element.</text:p>
                </text:list-item>
                <text:list-item>
                  <text:p text:style-name="P12"><text:span text:style-name="Source_20_Text">background-image</text:span>: Specifies a background image.</text:p>
                </text:list-item>
                <text:list-item>
                  <text:p text:style-name="P12"><text:span text:style-name="Source_20_Text">background-repeat</text:span>: Controls how a background image repeats.</text:p>
                </text:list-item>
                <text:list-item>
                  <text:p text:style-name="P12"><text:span text:style-name="Source_20_Text">background-position</text:span>: Sets the starting position of a background image.</text:p>
                </text:list-item>
                <text:list-item>
                  <text:p text:style-name="P12"><text:span text:style-name="Source_20_Text">background-size</text:span>: Defines the size of a background image.</text:p>
                </text:list-item>
                <text:list-item>
                  <text:p text:style-name="P12"><text:span text:style-name="Source_20_Text">background-attachment</text:span>: Determines if the background scrolls with the content.</text:p>
                </text:list-item>
              </text:list>
            </text:list-item>
            <text:list-item>
              <text:p text:style-name="P12"><text:span text:style-name="Strong_20_Emphasis">Border Properties:</text:span></text:p>
              <text:list>
                <text:list-item>
                  <text:p text:style-name="P12"><text:span text:style-name="Source_20_Text">border</text:span>: Combines border width, style, and color.</text:p>
                </text:list-item>
                <text:list-item>
                  <text:p text:style-name="P12"><text:span text:style-name="Source_20_Text">border-top</text:span>, <text:span text:style-name="Source_20_Text">border-right</text:span>, <text:span text:style-name="Source_20_Text">border-bottom</text:span>, <text:span text:style-name="Source_20_Text">border-left</text:span>: Sets properties for individual borders.</text:p>
                </text:list-item>
                <text:list-item>
                  <text:p text:style-name="P12"><text:span text:style-name="Source_20_Text">border-collapse</text:span>: Controls the border spacing in tables.</text:p>
                </text:list-item>
                <text:list-item>
                  <text:p text:style-name="P12"><text:span text:style-name="Source_20_Text">border-spacing</text:span>: Specifies the space between table borders.</text:p>
                </text:list-item>
              </text:list>
            </text:list-item>
            <text:list-item>
              <text:p text:style-name="P12"><text:span text:style-name="Strong_20_Emphasis">Positioning Properties:</text:span></text:p>
              <text:list>
                <text:list-item>
                  <text:p text:style-name="P12"><text:span text:style-name="Source_20_Text">top</text:span>, <text:span text:style-name="Source_20_Text">right</text:span>, <text:span text:style-name="Source_20_Text">bottom</text:span>, <text:span text:style-name="Source_20_Text">left</text:span>: Positions elements precisely.</text:p>
                </text:list-item>
                <text:list-item>
                  <text:p text:style-name="P12"><text:span text:style-name="Source_20_Text">z-index</text:span>: Controls the stacking order of elements.</text:p>
                </text:list-item>
                <text:list-item>
                  <text:p text:style-name="P12"><text:span text:style-name="Source_20_Text">clear</text:span>: Determines how an element clears floating elements.</text:p>
                </text:list-item>
              </text:list>
            </text:list-item>
            <text:list-item>
              <text:p text:style-name="P12"><text:span text:style-name="Strong_20_Emphasis">Flexbox and Grid Layout (Continued):</text:span></text:p>
              <text:list>
                <text:list-item>
                  <text:p text:style-name="P12">Flexbox:</text:p>
                  <text:list>
                    <text:list-item>
                      <text:p text:style-name="P12"><text:span text:style-name="Source_20_Text">justify-content</text:span>: Aligns items horizontally.</text:p>
                    </text:list-item>
                    <text:list-item>
                      <text:p text:style-name="P12"><text:span text:style-name="Source_20_Text">align-items</text:span>: Aligns items vertically.</text:p>
                    </text:list-item>
                    <text:list-item>
                      <text:p text:style-name="P12"><text:span text:style-name="Source_20_Text">flex-direction</text:span>: Sets the direction of the flex container.</text:p>
                    </text:list-item>
                    <text:list-item>
                      <text:p text:style-name="P12"><text:span text:style-name="Source_20_Text">flex-wrap</text:span>: Controls whether flex items wrap to the next line.</text:p>
                    </text:list-item>
                  </text:list>
                </text:list-item>
                <text:list-item>
                  <text:p text:style-name="P12">Grid:</text:p>
                  <text:list>
                    <text:list-item>
                      <text:p text:style-name="P12"><text:span text:style-name="Source_20_Text">grid-template-columns</text:span> and <text:span text:style-name="Source_20_Text">grid-template-rows</text:span>: Defines grid tracks.</text:p>
                    </text:list-item>
                    <text:list-item>
                      <text:p text:style-name="P12"><text:span text:style-name="Source_20_Text">grid-column</text:span> and <text:span text:style-name="Source_20_Text">grid-row</text:span>: Specifies where grid items are placed.</text:p>
                    </text:list-item>
                    <text:list-item>
                      <text:p text:style-name="P12"><text:span text:style-name="Source_20_Text">grid-gap</text:span>: Sets the gap between grid rows and columns.</text:p>
                    </text:list-item>
                  </text:list>
                </text:list-item>
              </text:list>
            </text:list-item>
            <text:list-item>
              <text:p text:style-name="P12"><text:span text:style-name="Strong_20_Emphasis">Transitions and Animations (Continued):</text:span></text:p>
              <text:list>
                <text:list-item>
                  <text:p text:style-name="P12">Transitions:</text:p>
                  <text:list>
                    <text:list-item>
                      <text:p text:style-name="P12"><text:span text:style-name="Source_20_Text">transition-property</text:span>: Specifies which properties to transition.</text:p>
                    </text:list-item>
                    <text:list-item>
                      <text:p text:style-name="P12"><text:soft-page-break/><text:span text:style-name="Source_20_Text">transition-duration</text:span>: Sets the transition duration.</text:p>
                    </text:list-item>
                    <text:list-item>
                      <text:p text:style-name="P12"><text:span text:style-name="Source_20_Text">transition-timing-function</text:span>: Defines the transition timing function (e.g., ease-in).</text:p>
                    </text:list-item>
                    <text:list-item>
                      <text:p text:style-name="P12"><text:span text:style-name="Source_20_Text">transition-delay</text:span>: Adds a delay before the transition starts.</text:p>
                    </text:list-item>
                  </text:list>
                </text:list-item>
                <text:list-item>
                  <text:p text:style-name="P12">Animations:</text:p>
                  <text:list>
                    <text:list-item>
                      <text:p text:style-name="P12"><text:span text:style-name="Source_20_Text">@keyframes</text:span>: Defines animation steps.</text:p>
                    </text:list-item>
                    <text:list-item>
                      <text:p text:style-name="P12"><text:span text:style-name="Source_20_Text">animation-name</text:span>: Specifies the name of the keyframes.</text:p>
                    </text:list-item>
                    <text:list-item>
                      <text:p text:style-name="P12"><text:span text:style-name="Source_20_Text">animation-duration</text:span>: Sets the animation duration.</text:p>
                    </text:list-item>
                    <text:list-item>
                      <text:p text:style-name="P12"><text:span text:style-name="Source_20_Text">animation-timing-function</text:span>: Defines the animation timing function.</text:p>
                    </text:list-item>
                    <text:list-item>
                      <text:p text:style-name="P12"><text:span text:style-name="Source_20_Text">animation-delay</text:span>: Adds a delay before the animation starts.</text:p>
                    </text:list-item>
                    <text:list-item>
                      <text:p text:style-name="P12"><text:span text:style-name="Source_20_Text">animation-iteration-count</text:span>: Determines the number of times the animation plays.</text:p>
                    </text:list-item>
                    <text:list-item>
                      <text:p text:style-name="P12"><text:span text:style-name="Source_20_Text">animation-direction</text:span>: Sets the direction of the animation.</text:p>
                    </text:list-item>
                  </text:list>
                </text:list-item>
              </text:list>
            </text:list-item>
            <text:list-item>
              <text:p text:style-name="P12"><text:span text:style-name="Strong_20_Emphasis">CSS Selectors (Continued):</text:span></text:p>
              <text:list>
                <text:list-item>
                  <text:p text:style-name="P12"><text:span text:style-name="Source_20_Text">:hover</text:span>, <text:span text:style-name="Source_20_Text">:active</text:span>, <text:span text:style-name="Source_20_Text">:focus</text:span>: Apply styles based on user interaction.</text:p>
                </text:list-item>
                <text:list-item>
                  <text:p text:style-name="P12"><text:span text:style-name="Source_20_Text">::before</text:span> and <text:span text:style-name="Source_20_Text">::after</text:span>: Create pseudo-elements for content generation.</text:p>
                </text:list-item>
                <text:list-item>
                  <text:p text:style-name="P12"><text:span text:style-name="Source_20_Text">:nth-child(even)</text:span>, <text:span text:style-name="Source_20_Text">:nth-child(odd)</text:span>: Select elements by position.</text:p>
                </text:list-item>
              </text:list>
            </text:list-item>
            <text:list-item>
              <text:p text:style-name="P12"><text:span text:style-name="Strong_20_Emphasis">Transforms and Transitions:</text:span></text:p>
              <text:list>
                <text:list-item>
                  <text:p text:style-name="P12"><text:span text:style-name="Source_20_Text">transform</text:span>: Applies transformations like rotation, scaling, and translation.</text:p>
                </text:list-item>
                <text:list-item>
                  <text:p text:style-name="P12"><text:span text:style-name="Source_20_Text">transform-origin</text:span>: Sets the point around which transformations occur.</text:p>
                </text:list-item>
                <text:list-item>
                  <text:p text:style-name="P12"><text:span text:style-name="Source_20_Text">backface-visibility</text:span>: Controls visibility of the back face of 3D transformed elements.</text:p>
                </text:list-item>
              </text:list>
            </text:list-item>
            <text:list-item>
              <text:p text:style-name="P12"><text:span text:style-name="Strong_20_Emphasis">Box Sizing:</text:span></text:p>
              <text:list>
                <text:list-item>
                  <text:p text:style-name="P12"><text:span text:style-name="Source_20_Text">box-sizing</text:span>: Defines how an element's total width and height are calculated (e.g., <text:span text:style-name="Source_20_Text">box-sizing: border-box;</text:span>).</text:p>
                </text:list-item>
              </text:list>
            </text:list-item>
            <text:list-item>
              <text:p text:style-name="P12"><text:span text:style-name="Strong_20_Emphasis">User Interface Properties:</text:span></text:p>
              <text:list>
                <text:list-item>
                  <text:p text:style-name="P12"><text:span text:style-name="Source_20_Text">cursor</text:span>: Specifies the mouse cursor appearance.</text:p>
                </text:list-item>
                <text:list-item>
                  <text:p text:style-name="P12"><text:span text:style-name="Source_20_Text">user-select</text:span>: Controls text selection behavior.</text:p>
                </text:list-item>
                <text:list-item>
                  <text:p text:style-name="P12"><text:span text:style-name="Source_20_Text">pointer-events</text:span>: Determines whether an element can be clicked.</text:p>
                </text:list-item>
              </text:list>
            </text:list-item>
            <text:list-item>
              <text:p text:style-name="P12"><text:span text:style-name="Strong_20_Emphasis">Auto Property:</text:span></text:p>
              <text:list>
                <text:list-item>
                  <text:p text:style-name="P11"><text:span text:style-name="Source_20_Text">auto</text:span>: Automatically adjusts a property, such as <text:span text:style-name="Source_20_Text">margin</text:span> or <text:span text:style-name="Source_20_Text">width</text:span>, based on the content or available space. For example, <text:span text:style-name="Source_20_Text">margin-left: auto;</text:span> will push an element to the right as far as possible within its container, effectively centering it horizontally.</text:p>
                </text:list-item>
              </text:list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9:01:28.834041298</meta:creation-date>
    <dc:date>2023-08-28T22:07:21.679551694</dc:date>
    <meta:editing-duration>PT15H15M43S</meta:editing-duration>
    <meta:editing-cycles>4</meta:editing-cycles>
    <meta:generator>LibreOffice/7.5.5.2$Linux_X86_64 LibreOffice_project/50$Build-2</meta:generator>
    <meta:document-statistic meta:table-count="0" meta:image-count="0" meta:object-count="0" meta:page-count="5" meta:paragraph-count="177" meta:word-count="1452" meta:character-count="9401" meta:non-whitespace-character-count="8301"/>
  </office:meta>
</office:document-meta>
</file>